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30.5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3.69mm"/>
    </style:style>
    <style:style style:name="co11" style:family="table-column">
      <style:table-column-properties fo:break-before="auto" style:column-width="9.53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35.4mm"/>
    </style:style>
    <style:style style:name="co14" style:family="table-column">
      <style:table-column-properties fo:break-before="auto" style:column-width="17.43mm"/>
    </style:style>
    <style:style style:name="co15" style:family="table-column">
      <style:table-column-properties fo:break-before="auto" style:column-width="28.86mm"/>
    </style:style>
    <style:style style:name="ro1" style:family="table-row">
      <style:table-row-properties style:row-height="12.8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ff" style:diagonal-bl-tr="none" style:diagonal-tl-br="none" fo:border="0.06pt solid #808080" fo:padding="0.71mm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808080" fo:padding="0.71mm" style:rotation-align="none"/>
    </style:style>
    <style:style style:name="ce8" style:family="table-cell" style:parent-style-name="Default">
      <style:table-cell-properties fo:border="0.06pt solid #808080"/>
    </style:style>
    <style:style style:name="ce9" style:family="table-cell" style:parent-style-name="Default">
      <style:table-cell-properties fo:border="0.06pt solid #80808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glyph-orientation-vertical="0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rganisation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4" table:number-columns-repeated="4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column table:style-name="co7" table:default-cell-style-name="ce6"/>
        <table:table-column table:style-name="co10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Pare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  <text:p>(sa, cpas, etc)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</table:table-row>
        <table:table-row table:style-name="ro2">
          <table:table-cell table:style-name="ce2" table:formula="of:=&quot;id&quot;" office:value-type="string" office:string-value="id" calcext:value-type="string">
            <office:annotation draw:style-name="gr1" draw:text-style-name="P2" svg:width="28.99mm" svg:height="17.81mm" svg:x="16.88mm" svg:y="0mm" draw:caption-point-x="-6.1mm" draw:caption-point-y="12.99mm">
              <dc:date>2017-07-11T00:00:00</dc:date>
              <text:p text:style-name="P1"><text:span text:style-name="T1">do row for id, </text:span><text:span text:style-name="T1">p_id, org in </text:span><text:span text:style-name="T1">view.get_organiz</text:span><text:span text:style-name="T1">ations()</text:span></text:p>
            </office:annotation>
            <text:p>id</text:p>
          </table:table-cell>
          <table:table-cell table:style-name="ce4" table:formula="of:=&quot;p_id&quot;" office:value-type="string" office:string-value="p_id" calcext:value-type="string">
            <text:p>p_id</text:p>
          </table:table-cell>
          <table:table-cell table:style-name="ce5" table:formula="of:=&quot;org.title&quot;" office:value-type="string" office:string-value="org.title" calcext:value-type="string">
            <text:p>org.title</text:p>
          </table:table-cell>
          <table:table-cell table:style-name="ce7" table:formula="of:=&quot;org.Description()&quot;" office:value-type="string" office:string-value="org.Description()" calcext:value-type="string">
            <text:p>org.Description()</text:p>
          </table:table-cell>
          <table:table-cell table:style-name="ce7" table:formula="of:=&quot;view.getDGHV(org).display_voc('organization_type')&quot;" office:value-type="string" office:string-value="view.getDGHV(org).display_voc('organization_type')" calcext:value-type="string">
            <text:p>view.getDGHV(org).display_voc('organization_type')</text:p>
          </table:table-cell>
          <table:table-cell table:style-name="ce7" table:formula="of:=&quot;org.street&quot;" office:value-type="string" office:string-value="org.street" calcext:value-type="string">
            <text:p>org.street</text:p>
          </table:table-cell>
          <table:table-cell table:style-name="ce7" table:formula="of:=&quot;org.number&quot;" office:value-type="string" office:string-value="org.number" calcext:value-type="string">
            <text:p>org.number</text:p>
          </table:table-cell>
          <table:table-cell table:style-name="ce7" table:formula="of:=&quot;org.additional_address_details&quot;" office:value-type="string" office:string-value="org.additional_address_details" calcext:value-type="string">
            <text:p>org.additional_address_details</text:p>
          </table:table-cell>
          <table:table-cell table:style-name="ce7" table:formula="of:=&quot;org.zip_code&quot;" office:value-type="string" office:string-value="org.zip_code" calcext:value-type="string">
            <text:p>org.zip_code</text:p>
          </table:table-cell>
          <table:table-cell table:style-name="ce7" table:formula="of:=&quot;org.city&quot;" office:value-type="string" office:string-value="org.city" calcext:value-type="string">
            <text:p>org.city</text:p>
          </table:table-cell>
          <table:table-cell table:style-name="ce7" table:formula="of:=&quot;org.phone&quot;" office:value-type="string" office:string-value="org.phone" calcext:value-type="string">
            <text:p>org.phone</text:p>
          </table:table-cell>
          <table:table-cell table:style-name="ce7" table:formula="of:=&quot;org.cell_phone&quot;" office:value-type="string" office:string-value="org.cell_phone" calcext:value-type="string">
            <text:p>org.cell_phone</text:p>
          </table:table-cell>
          <table:table-cell table:style-name="ce7" table:formula="of:=&quot;org.fax&quot;" office:value-type="string" office:string-value="org.fax" calcext:value-type="string">
            <text:p>org.fax</text:p>
          </table:table-cell>
          <table:table-cell table:style-name="ce7" table:formula="of:=&quot;org.email&quot;" office:value-type="string" office:string-value="org.email" calcext:value-type="string">
            <text:p>org.email</text:p>
          </table:table-cell>
          <table:table-cell table:style-name="ce7" table:formula="of:=&quot;org.website&quot;" office:value-type="string" office:string-value="org.website" calcext:value-type="string">
            <text:p>org.website</text:p>
          </table:table-cell>
          <table:table-cell table:style-name="ce7" table:formula="of:=&quot;org.region&quot;" office:value-type="string" office:string-value="org.region" calcext:value-type="string">
            <text:p>org.region</text:p>
          </table:table-cell>
          <table:table-cell table:style-name="ce7" table:formula="of:=&quot;org.country&quot;" office:value-type="string" office:string-value="org.country" calcext:value-type="string">
            <text:p>org.country</text:p>
          </table:table-cell>
          <table:table-cell table:style-name="ce7" table:formula="of:=&quot;org.UID()&quot;" office:value-type="string" office:string-value="org.UID()" calcext:value-type="string">
            <text:p>org.UID()</text:p>
          </table:table-cell>
        </table:table-row>
      </table:table>
      <table:table table:name="Personnes" table:style-name="ta1">
        <table:table-column table:style-name="co11" table:default-cell-style-name="ce1"/>
        <table:table-column table:style-name="co4" table:default-cell-style-name="ce1"/>
        <table:table-column table:style-name="co4" table:default-cell-style-name="ce6"/>
        <table:table-column table:style-name="co12" table:default-cell-style-name="ce6"/>
        <table:table-column table:style-name="co4" table:number-columns-repeated="2" table:default-cell-style-name="ce6"/>
        <table:table-column table:style-name="co13" table:default-cell-style-name="ce6"/>
        <table:table-column table:style-name="co9" table:default-cell-style-name="ce6"/>
        <table:table-column table:style-name="co4" table:default-cell-style-name="ce6"/>
        <table:table-column table:style-name="co14" table:default-cell-style-name="ce6"/>
        <table:table-column table:style-name="co15" table:default-cell-style-name="ce6"/>
        <table:table-column table:style-name="co4" table:number-columns-repeated="8" table:default-cell-style-name="ce6"/>
        <table:table-column table:style-name="co4" table:default-cell-style-name="ce10"/>
        <table:table-column table:style-name="co4" table:number-columns-repeated="1004" table:default-cell-style-name="ce11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Genre (M, F)</text:p>
          </table:table-cell>
          <table:table-cell office:value-type="string" calcext:value-type="string">
            <text:p>Civilité</text:p>
          </table:table-cell>
          <table:table-cell office:value-type="string" calcext:value-type="string">
            <text:p>Date naissance (AAAA/MM/JJ)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uméro Interne</text:p>
          </table:table-cell>
          <table:table-cell office:value-type="string" calcext:value-type="string">
            <text:p>UID</text:p>
          </table:table-cell>
          <table:table-cell table:number-columns-repeated="1004"/>
        </table:table-row>
        <table:table-row table:style-name="ro2">
          <table:table-cell table:style-name="ce2" table:formula="of:=&quot;id&quot;" office:value-type="string" office:string-value="id" calcext:value-type="string">
            <office:annotation draw:style-name="gr1" draw:text-style-name="P2" svg:width="28.99mm" svg:height="17.81mm" svg:x="15.52mm" svg:y="1.91mm" draw:caption-point-x="-6.1mm" draw:caption-point-y="15.1mm">
              <dc:date>2017-07-11T00:00:00</dc:date>
              <text:p text:style-name="P1">do row for id, pers in view.get_persons()</text:p>
            </office:annotation>
            <text:p>id</text:p>
          </table:table-cell>
          <table:table-cell table:style-name="ce2" table:formula="of:=&quot;pers.lastname&quot;" office:value-type="string" office:string-value="pers.lastname" calcext:value-type="string">
            <text:p>pers.lastname</text:p>
          </table:table-cell>
          <table:table-cell table:style-name="ce8" table:formula="of:=&quot;pers.firstname&quot;" office:value-type="string" office:string-value="pers.firstname" calcext:value-type="string">
            <text:p>pers.firstname</text:p>
          </table:table-cell>
          <table:table-cell table:style-name="ce9" table:formula="of:=&quot;view.translate(view.getDGHV(pers).display_voc('gender'), domain='collective.contact.core', default='')&quot;" office:value-type="string" office:string-value="view.translate(view.getDGHV(pers).display_voc('gender'), domain='collective.contact.core', default='')" calcext:value-type="string">
            <text:p>view.translate(view.getDGHV(pers).display_voc('gender'), domain='collective.contact.core', default='')</text:p>
          </table:table-cell>
          <table:table-cell table:style-name="ce8" table:formula="of:=&quot;pers.person_title&quot;" office:value-type="string" office:string-value="pers.person_title" calcext:value-type="string">
            <text:p>pers.person_title</text:p>
          </table:table-cell>
          <table:table-cell table:style-name="ce9" table:formula="of:=&quot;view.getDGHV(pers).display_date('birthday', custom_format='%Y/%m/%d')&quot;" office:value-type="string" office:string-value="view.getDGHV(pers).display_date('birthday', custom_format='%Y/%m/%d')" calcext:value-type="string">
            <text:p>view.getDGHV(pers).display_date('birthday', custom_format='%Y/%m/%d')</text:p>
          </table:table-cell>
          <table:table-cell table:style-name="ce7" table:formula="of:=&quot;pers.street&quot;" office:value-type="string" office:string-value="pers.street" calcext:value-type="string">
            <text:p>pers.street</text:p>
          </table:table-cell>
          <table:table-cell table:style-name="ce7" table:formula="of:=&quot;pers.number&quot;" office:value-type="string" office:string-value="pers.number" calcext:value-type="string">
            <text:p>pers.number</text:p>
          </table:table-cell>
          <table:table-cell table:style-name="ce7" table:formula="of:=&quot;pers.additional_address_details&quot;" office:value-type="string" office:string-value="pers.additional_address_details" calcext:value-type="string">
            <text:p>pers.additional_address_details</text:p>
          </table:table-cell>
          <table:table-cell table:style-name="ce7" table:formula="of:=&quot;pers.zip_code&quot;" office:value-type="string" office:string-value="pers.zip_code" calcext:value-type="string">
            <text:p>pers.zip_code</text:p>
          </table:table-cell>
          <table:table-cell table:style-name="ce7" table:formula="of:=&quot;pers.city&quot;" office:value-type="string" office:string-value="pers.city" calcext:value-type="string">
            <text:p>pers.city</text:p>
          </table:table-cell>
          <table:table-cell table:style-name="ce7" table:formula="of:=&quot;pers.phone&quot;" office:value-type="string" office:string-value="pers.phone" calcext:value-type="string">
            <text:p>pers.phone</text:p>
          </table:table-cell>
          <table:table-cell table:style-name="ce7" table:formula="of:=&quot;pers.cell_phone&quot;" office:value-type="string" office:string-value="pers.cell_phone" calcext:value-type="string">
            <text:p>pers.cell_phone</text:p>
          </table:table-cell>
          <table:table-cell table:style-name="ce7" table:formula="of:=&quot;pers.fax&quot;" office:value-type="string" office:string-value="pers.fax" calcext:value-type="string">
            <text:p>pers.fax</text:p>
          </table:table-cell>
          <table:table-cell table:style-name="ce7" table:formula="of:=&quot;pers.email&quot;" office:value-type="string" office:string-value="pers.email" calcext:value-type="string">
            <text:p>pers.email</text:p>
          </table:table-cell>
          <table:table-cell table:style-name="ce7" table:formula="of:=&quot;pers.website&quot;" office:value-type="string" office:string-value="pers.website" calcext:value-type="string">
            <text:p>pers.website</text:p>
          </table:table-cell>
          <table:table-cell table:style-name="ce7" table:formula="of:=&quot;pers.region&quot;" office:value-type="string" office:string-value="pers.region" calcext:value-type="string">
            <text:p>pers.region</text:p>
          </table:table-cell>
          <table:table-cell table:style-name="ce7" table:formula="of:=&quot;pers.country&quot;" office:value-type="string" office:string-value="pers.country" calcext:value-type="string">
            <text:p>pers.country</text:p>
          </table:table-cell>
          <table:table-cell table:style-name="ce7" table:formula="of:=&quot;view.getDGHV(pers).get_value('internal_number', default='')&quot;" office:value-type="string" office:string-value="view.getDGHV(pers).get_value('internal_number', default='')" calcext:value-type="string">
            <text:p>view.getDGHV(pers).get_value('internal_number', default='')</text:p>
          </table:table-cell>
          <table:table-cell table:style-name="ce8" table:formula="of:=&quot;pers.UID()&quot;" office:value-type="string" office:string-value="pers.UID()" calcext:value-type="string">
            <text:p>pers.UID()</text:p>
          </table:table-cell>
          <table:table-cell table:style-name="Default"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6:02:08.414085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5.1.6.2$Linux_X86_64 LibreOffice_project/10m0$Build-2</meta:generator>
    <dc:date>2017-07-11T17:15:53.433927902</dc:date>
    <dc:creator>sge</dc:creator>
    <meta:editing-duration>PT5H13M12S</meta:editing-duration>
    <meta:editing-cycles>17</meta:editing-cycles>
    <meta:document-statistic meta:table-count="2" meta:cell-count="76" meta:object-count="0"/>
  </office:meta>
</office:document-meta>
</file>